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1.1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402e6, out</text:p>
          </table:table-cell>
          <table:table-cell office:value-type="string" calcext:value-type="string">
            <text:p><text:s/>3.5872e6, dro</text:p>
          </table:table-cell>
          <table:table-cell office:value-type="string" calcext:value-type="string">
            <text:p>p 4.9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345595928" calcext:value-type="float">
            <text:p>345595928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480150300343971" calcext:value-type="float">
            <text:p>0.480150300343971</text:p>
          </table:table-cell>
          <table:table-cell table:formula="of:=[.D9]/[.D5]" office:value-type="float" office:value="0.519849699656029" calcext:value-type="float">
            <text:p>0.51984969965602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2922713784" calcext:value-type="float">
            <text:p>2922713784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4248442217.83392" calcext:value-type="float">
            <text:p>4248442217.83392</text:p>
          </table:table-cell>
          <table:table-cell table:formula="of:=[.F9]+[.F14]+[.F15]+[.F16]+(([.F5]+[.F6])*[.K5])+[.F7]*0.75" office:value-type="float" office:value="10259145738.1461" calcext:value-type="float">
            <text:p>10259145738.146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0570" calcext:value-type="float">
            <text:p>690570</text:p>
          </table:table-cell>
          <table:table-cell office:value-type="float" office:value="87266246" calcext:value-type="float">
            <text:p>8726624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10053456" calcext:value-type="float">
            <text:p>2110053456</text:p>
          </table:table-cell>
          <table:table-cell office:value-type="float" office:value="126.37" calcext:value-type="float">
            <text:p>126.37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41.38909154387" calcext:value-type="float">
            <text:p>241.38909154387</text:p>
          </table:table-cell>
          <table:table-cell table:formula="of:=[.K6]/[.D9]" office:value-type="float" office:value="538.391917095964" calcext:value-type="float">
            <text:p>538.39191709596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9749" calcext:value-type="float">
            <text:p>289749</text:p>
          </table:table-cell>
          <table:table-cell office:value-type="float" office:value="50611107" calcext:value-type="float">
            <text:p>50611107</text:p>
          </table:table-cell>
          <table:table-cell office:value-type="float" office:value="0" calcext:value-type="float">
            <text:p>0</text:p>
          </table:table-cell>
          <table:table-cell office:value-type="float" office:value="1884647672" calcext:value-type="float">
            <text:p>1884647672</text:p>
          </table:table-cell>
          <table:table-cell office:value-type="float" office:value="174.67" calcext:value-type="float">
            <text:p>17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250336035.99" calcext:value-type="float">
            <text:p>250336035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8039060" calcext:value-type="float">
            <text:p>59803906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374370616" calcext:value-type="float">
            <text:p>37437061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3788912" calcext:value-type="float">
            <text:p>5937889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85450376" calcext:value-type="float">
            <text:p>58545037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650352160" calcext:value-type="float">
            <text:p>650352160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5344472319.99" calcext:value-type="float">
            <text:p>5344472319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732415308" calcext:value-type="float">
            <text:p>732415308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5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226e6, out</text:p>
          </table:table-cell>
          <table:table-cell office:value-type="string" calcext:value-type="string">
            <text:p><text:s/>3.6512e6, dro</text:p>
          </table:table-cell>
          <table:table-cell office:value-type="string" calcext:value-type="string">
            <text:p>p 4.871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358248332" calcext:value-type="float">
            <text:p>358248332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481153883673299" calcext:value-type="float">
            <text:p>0.481153883673299</text:p>
          </table:table-cell>
          <table:table-cell table:formula="of:=[.D26]/[.D22]" office:value-type="float" office:value="0.518846116326701" calcext:value-type="float">
            <text:p>0.51884611632670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2965551780" calcext:value-type="float">
            <text:p>2965551780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4262651765.44255" calcext:value-type="float">
            <text:p>4262651765.44255</text:p>
          </table:table-cell>
          <table:table-cell table:formula="of:=[.F26]+[.F31]+[.F32]+[.F33]+(([.F22]+[.F23])*[.K22])+[.F24]*0.75" office:value-type="float" office:value="10236546314.5575" calcext:value-type="float">
            <text:p>10236546314.557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456" calcext:value-type="float">
            <text:p>691456</text:p>
          </table:table-cell>
          <table:table-cell office:value-type="float" office:value="86907699" calcext:value-type="float">
            <text:p>8690769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40086436" calcext:value-type="float">
            <text:p>1940086436</text:p>
          </table:table-cell>
          <table:table-cell office:value-type="float" office:value="125.69" calcext:value-type="float">
            <text:p>125.69</text:p>
          </table:table-cell>
          <table:table-cell table:number-columns-repeated="2"/>
          <table:table-cell table:formula="of:=[.J23]/[.D27]" office:value-type="float" office:value="237.946798801056" calcext:value-type="float">
            <text:p>237.946798801056</text:p>
          </table:table-cell>
          <table:table-cell table:formula="of:=[.K23]/[.D26]" office:value-type="float" office:value="529.906068061314" calcext:value-type="float">
            <text:p>529.90606806131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155" calcext:value-type="float">
            <text:p>288155</text:p>
          </table:table-cell>
          <table:table-cell office:value-type="float" office:value="49675731" calcext:value-type="float">
            <text:p>49675731</text:p>
          </table:table-cell>
          <table:table-cell office:value-type="float" office:value="0" calcext:value-type="float">
            <text:p>0</text:p>
          </table:table-cell>
          <table:table-cell office:value-type="float" office:value="1843729776" calcext:value-type="float">
            <text:p>1843729776</text:p>
          </table:table-cell>
          <table:table-cell office:value-type="float" office:value="172.39" calcext:value-type="float">
            <text:p>172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245969532" calcext:value-type="float">
            <text:p>2459695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614378840" calcext:value-type="float">
            <text:p>6143788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378950100" calcext:value-type="float">
            <text:p>37895010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98077944" calcext:value-type="float">
            <text:p>598077944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86963940" calcext:value-type="float">
            <text:p>5869639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644141912" calcext:value-type="float">
            <text:p>6441419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5435406208" calcext:value-type="float">
            <text:p>543540620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731423056" calcext:value-type="float">
            <text:p>73142305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174e6, out</text:p>
          </table:table-cell>
          <table:table-cell office:value-type="string" calcext:value-type="string">
            <text:p><text:s/>3.5589e6, dro</text:p>
          </table:table-cell>
          <table:table-cell office:value-type="string" calcext:value-type="string">
            <text:p>p 4.958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351509240" calcext:value-type="float">
            <text:p>351509240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470208423517649" calcext:value-type="float">
            <text:p>0.470208423517649</text:p>
          </table:table-cell>
          <table:table-cell table:formula="of:=[.D43]/[.D39]" office:value-type="float" office:value="0.529791576482351" calcext:value-type="float">
            <text:p>0.5297915764823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2887255872" calcext:value-type="float">
            <text:p>2887255872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4152152981.45748" calcext:value-type="float">
            <text:p>4152152981.45748</text:p>
          </table:table-cell>
          <table:table-cell table:formula="of:=[.F43]+[.F48]+[.F49]+[.F50]+(([.F39]+[.F40])*[.K39])+[.F41]*0.75" office:value-type="float" office:value="10331095402.5425" calcext:value-type="float">
            <text:p>10331095402.542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4154" calcext:value-type="float">
            <text:p>694154</text:p>
          </table:table-cell>
          <table:table-cell office:value-type="float" office:value="86948301" calcext:value-type="float">
            <text:p>869483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03850160" calcext:value-type="float">
            <text:p>2103850160</text:p>
          </table:table-cell>
          <table:table-cell office:value-type="float" office:value="125.26" calcext:value-type="float">
            <text:p>125.26</text:p>
          </table:table-cell>
          <table:table-cell table:number-columns-repeated="2"/>
          <table:table-cell table:formula="of:=[.J40]/[.D44]" office:value-type="float" office:value="243.057656950659" calcext:value-type="float">
            <text:p>243.057656950659</text:p>
          </table:table-cell>
          <table:table-cell table:formula="of:=[.K40]/[.D43]" office:value-type="float" office:value="536.744606355812" calcext:value-type="float">
            <text:p>536.74460635581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1329" calcext:value-type="float">
            <text:p>311329</text:p>
          </table:table-cell>
          <table:table-cell office:value-type="float" office:value="50617612" calcext:value-type="float">
            <text:p>50617612</text:p>
          </table:table-cell>
          <table:table-cell office:value-type="float" office:value="0" calcext:value-type="float">
            <text:p>0</text:p>
          </table:table-cell>
          <table:table-cell office:value-type="float" office:value="1887969952" calcext:value-type="float">
            <text:p>1887969952</text:p>
          </table:table-cell>
          <table:table-cell office:value-type="float" office:value="162.59" calcext:value-type="float">
            <text:p>16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252255644" calcext:value-type="float">
            <text:p>2522556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89900912" calcext:value-type="float">
            <text:p>58990091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365374776" calcext:value-type="float">
            <text:p>36537477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5533072" calcext:value-type="float">
            <text:p>57553307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2487044" calcext:value-type="float">
            <text:p>5724870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653790352" calcext:value-type="float">
            <text:p>6537903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5394272472" calcext:value-type="float">
            <text:p>539427247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737018840" calcext:value-type="float">
            <text:p>73701884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2171e6, out</text:p>
          </table:table-cell>
          <table:table-cell office:value-type="string" calcext:value-type="string">
            <text:p><text:s/>3.7525e6, dro</text:p>
          </table:table-cell>
          <table:table-cell office:value-type="string" calcext:value-type="string">
            <text:p>p 4.464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62651916" calcext:value-type="float">
            <text:p>362651916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484044025977337" calcext:value-type="float">
            <text:p>0.484044025977337</text:p>
          </table:table-cell>
          <table:table-cell table:formula="of:=[.D60]/[.D56]" office:value-type="float" office:value="0.515955974022663" calcext:value-type="float">
            <text:p>0.51595597402266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040435172" calcext:value-type="float">
            <text:p>3040435172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4362551750.82701" calcext:value-type="float">
            <text:p>4362551750.82701</text:p>
          </table:table-cell>
          <table:table-cell table:formula="of:=[.F60]+[.F65]+[.F66]+[.F67]+(([.F56]+[.F57])*[.K56])+[.F58]*0.75" office:value-type="float" office:value="10318478433.173" calcext:value-type="float">
            <text:p>10318478433.17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5984" calcext:value-type="float">
            <text:p>645984</text:p>
          </table:table-cell>
          <table:table-cell office:value-type="float" office:value="83831252" calcext:value-type="float">
            <text:p>8383125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787122800" calcext:value-type="float">
            <text:p>1787122800</text:p>
          </table:table-cell>
          <table:table-cell office:value-type="float" office:value="129.77" calcext:value-type="float">
            <text:p>129.77</text:p>
          </table:table-cell>
          <table:table-cell table:number-columns-repeated="2"/>
          <table:table-cell table:formula="of:=[.J57]/[.D61]" office:value-type="float" office:value="235.422145663897" calcext:value-type="float">
            <text:p>235.422145663897</text:p>
          </table:table-cell>
          <table:table-cell table:formula="of:=[.K57]/[.D60]" office:value-type="float" office:value="522.389695638476" calcext:value-type="float">
            <text:p>522.38969563847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3759" calcext:value-type="float">
            <text:p>263759</text:p>
          </table:table-cell>
          <table:table-cell office:value-type="float" office:value="45548036" calcext:value-type="float">
            <text:p>45548036</text:p>
          </table:table-cell>
          <table:table-cell office:value-type="float" office:value="0" calcext:value-type="float">
            <text:p>0</text:p>
          </table:table-cell>
          <table:table-cell office:value-type="float" office:value="1677147436" calcext:value-type="float">
            <text:p>1677147436</text:p>
          </table:table-cell>
          <table:table-cell office:value-type="float" office:value="172.69" calcext:value-type="float">
            <text:p>172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260135168" calcext:value-type="float">
            <text:p>26013516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34271644" calcext:value-type="float">
            <text:p>6342716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390852396" calcext:value-type="float">
            <text:p>3908523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24985796" calcext:value-type="float">
            <text:p>6249857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18417240" calcext:value-type="float">
            <text:p>618417240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668193312" calcext:value-type="float">
            <text:p>6681933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5537530344" calcext:value-type="float">
            <text:p>55375303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756434396" calcext:value-type="float">
            <text:p>7564343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8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8652e6, out</text:p>
          </table:table-cell>
          <table:table-cell office:value-type="string" calcext:value-type="string">
            <text:p><text:s/>4.0376e6, dro</text:p>
          </table:table-cell>
          <table:table-cell office:value-type="string" calcext:value-type="string">
            <text:p>p 3.827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67984464" calcext:value-type="float">
            <text:p>36798446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489424735686562" calcext:value-type="float">
            <text:p>0.489424735686562</text:p>
          </table:table-cell>
          <table:table-cell table:formula="of:=[.D77]/[.D73]" office:value-type="float" office:value="0.510575264313438" calcext:value-type="float">
            <text:p>0.51057526431343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213731284" calcext:value-type="float">
            <text:p>321373128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4506213442.2693" calcext:value-type="float">
            <text:p>4506213442.2693</text:p>
          </table:table-cell>
          <table:table-cell table:formula="of:=[.F77]+[.F82]+[.F83]+[.F84]+(([.F73]+[.F74])*[.K73])+[.F75]*0.75" office:value-type="float" office:value="10424218461.7307" calcext:value-type="float">
            <text:p>10424218461.730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68183" calcext:value-type="float">
            <text:p>668183</text:p>
          </table:table-cell>
          <table:table-cell office:value-type="float" office:value="80368334" calcext:value-type="float">
            <text:p>8036833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223723468" calcext:value-type="float">
            <text:p>1223723468</text:p>
          </table:table-cell>
          <table:table-cell office:value-type="float" office:value="120.28" calcext:value-type="float">
            <text:p>120.28</text:p>
          </table:table-cell>
          <table:table-cell table:number-columns-repeated="2"/>
          <table:table-cell table:formula="of:=[.J74]/[.D78]" office:value-type="float" office:value="223.166179032668" calcext:value-type="float">
            <text:p>223.166179032668</text:p>
          </table:table-cell>
          <table:table-cell table:formula="of:=[.K74]/[.D77]" office:value-type="float" office:value="494.864462803018" calcext:value-type="float">
            <text:p>494.86446280301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046" calcext:value-type="float">
            <text:p>204046</text:p>
          </table:table-cell>
          <table:table-cell office:value-type="float" office:value="39111351" calcext:value-type="float">
            <text:p>39111351</text:p>
          </table:table-cell>
          <table:table-cell office:value-type="float" office:value="0" calcext:value-type="float">
            <text:p>0</text:p>
          </table:table-cell>
          <table:table-cell office:value-type="float" office:value="1466349576" calcext:value-type="float">
            <text:p>1466349576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271461244" calcext:value-type="float">
            <text:p>27146124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0121652" calcext:value-type="float">
            <text:p>6701216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447270212" calcext:value-type="float">
            <text:p>4472702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2181356" calcext:value-type="float">
            <text:p>67218135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57729072" calcext:value-type="float">
            <text:p>65772907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00580064" calcext:value-type="float">
            <text:p>70058006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5907575384" calcext:value-type="float">
            <text:p>590757538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98073704" calcext:value-type="float">
            <text:p>79807370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4.9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073e6, out</text:p>
          </table:table-cell>
          <table:table-cell office:value-type="string" calcext:value-type="string">
            <text:p><text:s/>4.1190e6, dro</text:p>
          </table:table-cell>
          <table:table-cell office:value-type="string" calcext:value-type="string">
            <text:p>p 3.1883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71169916" calcext:value-type="float">
            <text:p>371169916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446033442867207" calcext:value-type="float">
            <text:p>0.446033442867207</text:p>
          </table:table-cell>
          <table:table-cell table:formula="of:=[.D94]/[.D90]" office:value-type="float" office:value="0.553966557132793" calcext:value-type="float">
            <text:p>0.5539665571327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269782628" calcext:value-type="float">
            <text:p>3269782628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4037058749.51643" calcext:value-type="float">
            <text:p>4037058749.51643</text:p>
          </table:table-cell>
          <table:table-cell table:formula="of:=[.F94]+[.F99]+[.F100]+[.F101]+(([.F90]+[.F91])*[.K90])+[.F92]*0.75" office:value-type="float" office:value="10773235162.4836" calcext:value-type="float">
            <text:p>10773235162.48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7458" calcext:value-type="float">
            <text:p>657458</text:p>
          </table:table-cell>
          <table:table-cell office:value-type="float" office:value="74602449" calcext:value-type="float">
            <text:p>7460244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60063292" calcext:value-type="float">
            <text:p>360063292</text:p>
          </table:table-cell>
          <table:table-cell office:value-type="float" office:value="113.47" calcext:value-type="float">
            <text:p>113.47</text:p>
          </table:table-cell>
          <table:table-cell table:number-columns-repeated="2"/>
          <table:table-cell table:formula="of:=[.J91]/[.D95]" office:value-type="float" office:value="215.23336056365" calcext:value-type="float">
            <text:p>215.23336056365</text:p>
          </table:table-cell>
          <table:table-cell table:formula="of:=[.K91]/[.D94]" office:value-type="float" office:value="462.460380720411" calcext:value-type="float">
            <text:p>462.46038072041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856" calcext:value-type="float">
            <text:p>169856</text:p>
          </table:table-cell>
          <table:table-cell office:value-type="float" office:value="32550313" calcext:value-type="float">
            <text:p>32550313</text:p>
          </table:table-cell>
          <table:table-cell office:value-type="float" office:value="0" calcext:value-type="float">
            <text:p>0</text:p>
          </table:table-cell>
          <table:table-cell office:value-type="float" office:value="1564111016" calcext:value-type="float">
            <text:p>1564111016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288749080" calcext:value-type="float">
            <text:p>2887490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31654020" calcext:value-type="float">
            <text:p>6316540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422415092" calcext:value-type="float">
            <text:p>422415092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54264420" calcext:value-type="float">
            <text:p>6542644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14722796" calcext:value-type="float">
            <text:p>614722796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775381556" calcext:value-type="float">
            <text:p>77538155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6543420876" calcext:value-type="float">
            <text:p>654342087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878670236" calcext:value-type="float">
            <text:p>87867023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9.8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683e6, out</text:p>
          </table:table-cell>
          <table:table-cell office:value-type="string" calcext:value-type="string">
            <text:p><text:s/>4.3238e6, dro</text:p>
          </table:table-cell>
          <table:table-cell office:value-type="string" calcext:value-type="string">
            <text:p>p 2.54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85828232" calcext:value-type="float">
            <text:p>38582823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399466663338202" calcext:value-type="float">
            <text:p>0.399466663338202</text:p>
          </table:table-cell>
          <table:table-cell table:formula="of:=[.D111]/[.D107]" office:value-type="float" office:value="0.600533336661798" calcext:value-type="float">
            <text:p>0.6005333366617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397147992" calcext:value-type="float">
            <text:p>339714799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6160645996.68903" calcext:value-type="float">
            <text:p>6160645996.68903</text:p>
          </table:table-cell>
          <table:table-cell table:formula="of:=[.F111]+[.F116]+[.F117]+[.F118]+(([.F107]+[.F108])*[.K107])+[.F109]*0.75" office:value-type="float" office:value="19274901683.311" calcext:value-type="float">
            <text:p>19274901683.31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569" calcext:value-type="float">
            <text:p>691569</text:p>
          </table:table-cell>
          <table:table-cell office:value-type="float" office:value="70249226" calcext:value-type="float">
            <text:p>70249226</text:p>
          </table:table-cell>
          <table:table-cell office:value-type="float" office:value="0" calcext:value-type="float">
            <text:p>0</text:p>
          </table:table-cell>
          <table:table-cell office:value-type="float" office:value="9799830124" calcext:value-type="float">
            <text:p>9799830124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  <table:table-cell table:formula="of:=[.J108]/[.D112]" office:value-type="float" office:value="348.723976538151" calcext:value-type="float">
            <text:p>348.723976538151</text:p>
          </table:table-cell>
          <table:table-cell table:formula="of:=[.K108]/[.D111]" office:value-type="float" office:value="725.756855615593" calcext:value-type="float">
            <text:p>725.75685561559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5816" calcext:value-type="float">
            <text:p>135816</text:p>
          </table:table-cell>
          <table:table-cell office:value-type="float" office:value="26024627" calcext:value-type="float">
            <text:p>26024627</text:p>
          </table:table-cell>
          <table:table-cell office:value-type="float" office:value="0" calcext:value-type="float">
            <text:p>0</text:p>
          </table:table-cell>
          <table:table-cell office:value-type="float" office:value="981415540" calcext:value-type="float">
            <text:p>98141554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331640332" calcext:value-type="float">
            <text:p>331640332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9659512" calcext:value-type="float">
            <text:p>609659512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392326888" calcext:value-type="float">
            <text:p>392326888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8176836" calcext:value-type="float">
            <text:p>608176836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589352340" calcext:value-type="float">
            <text:p>589352340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889453876" calcext:value-type="float">
            <text:p>889453876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7432089428" calcext:value-type="float">
            <text:p>7432089428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1000042120" calcext:value-type="float">
            <text:p>100004212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4.7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3565e6, out</text:p>
          </table:table-cell>
          <table:table-cell office:value-type="string" calcext:value-type="string">
            <text:p><text:s/>4.4535e6, dro</text:p>
          </table:table-cell>
          <table:table-cell office:value-type="string" calcext:value-type="string">
            <text:p>p 1.90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91165196" calcext:value-type="float">
            <text:p>391165196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358788403466769" calcext:value-type="float">
            <text:p>0.358788403466769</text:p>
          </table:table-cell>
          <table:table-cell table:formula="of:=[.D128]/[.D124]" office:value-type="float" office:value="0.641211596533231" calcext:value-type="float">
            <text:p>0.64121159653323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482628560" calcext:value-type="float">
            <text:p>3482628560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5709295436.07478" calcext:value-type="float">
            <text:p>5709295436.07478</text:p>
          </table:table-cell>
          <table:table-cell table:formula="of:=[.F128]+[.F133]+[.F134]+[.F135]+(([.F124]+[.F125])*[.K124])+[.F126]*0.75" office:value-type="float" office:value="19909702431.9252" calcext:value-type="float">
            <text:p>19909702431.925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24644" calcext:value-type="float">
            <text:p>624644</text:p>
          </table:table-cell>
          <table:table-cell office:value-type="float" office:value="64898983" calcext:value-type="float">
            <text:p>64898983</text:p>
          </table:table-cell>
          <table:table-cell office:value-type="float" office:value="0" calcext:value-type="float">
            <text:p>0</text:p>
          </table:table-cell>
          <table:table-cell office:value-type="float" office:value="9100934476" calcext:value-type="float">
            <text:p>9100934476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table:formula="of:=[.J125]/[.D129]" office:value-type="float" office:value="349.963242341558" calcext:value-type="float">
            <text:p>349.963242341558</text:p>
          </table:table-cell>
          <table:table-cell table:formula="of:=[.K125]/[.D128]" office:value-type="float" office:value="682.875785950851" calcext:value-type="float">
            <text:p>682.87578595085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429325" calcext:value-type="float">
            <text:p>19429325</text:p>
          </table:table-cell>
          <table:table-cell office:value-type="float" office:value="0" calcext:value-type="float">
            <text:p>0</text:p>
          </table:table-cell>
          <table:table-cell office:value-type="float" office:value="757956248" calcext:value-type="float">
            <text:p>757956248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361340596" calcext:value-type="float">
            <text:p>3613405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5251912" calcext:value-type="float">
            <text:p>5652519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361341608" calcext:value-type="float">
            <text:p>36134160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2118044" calcext:value-type="float">
            <text:p>56211804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55477976" calcext:value-type="float">
            <text:p>555477976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980813824" calcext:value-type="float">
            <text:p>9808138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8158075916" calcext:value-type="float">
            <text:p>81580759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1099849760" calcext:value-type="float">
            <text:p>109984976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0.0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7734e6, out</text:p>
          </table:table-cell>
          <table:table-cell office:value-type="string" calcext:value-type="string">
            <text:p><text:s/>4.5109e6, dro</text:p>
          </table:table-cell>
          <table:table-cell office:value-type="string" calcext:value-type="string">
            <text:p>p 1.262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423163164" calcext:value-type="float">
            <text:p>423163164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321796004893748" calcext:value-type="float">
            <text:p>0.321796004893748</text:p>
          </table:table-cell>
          <table:table-cell table:formula="of:=[.D145]/[.D141]" office:value-type="float" office:value="0.678203995106252" calcext:value-type="float">
            <text:p>0.67820399510625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3607440772" calcext:value-type="float">
            <text:p>3607440772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5315513632.91382" calcext:value-type="float">
            <text:p>5315513632.91382</text:p>
          </table:table-cell>
          <table:table-cell table:formula="of:=[.F145]+[.F150]+[.F151]+[.F152]+(([.F141]+[.F142])*[.K141])+[.F143]*0.75" office:value-type="float" office:value="20437565239.0862" calcext:value-type="float">
            <text:p>20437565239.086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2693" calcext:value-type="float">
            <text:p>652693</text:p>
          </table:table-cell>
          <table:table-cell office:value-type="float" office:value="59121130" calcext:value-type="float">
            <text:p>59121130</text:p>
          </table:table-cell>
          <table:table-cell office:value-type="float" office:value="0" calcext:value-type="float">
            <text:p>0</text:p>
          </table:table-cell>
          <table:table-cell office:value-type="float" office:value="8291259940" calcext:value-type="float">
            <text:p>8291259940</text:p>
          </table:table-cell>
          <table:table-cell office:value-type="float" office:value="90.58" calcext:value-type="float">
            <text:p>90.58</text:p>
          </table:table-cell>
          <table:table-cell table:number-columns-repeated="2"/>
          <table:table-cell table:formula="of:=[.J142]/[.D146]" office:value-type="float" office:value="357.593955067385" calcext:value-type="float">
            <text:p>357.593955067385</text:p>
          </table:table-cell>
          <table:table-cell table:formula="of:=[.K142]/[.D145]" office:value-type="float" office:value="652.370618332572" calcext:value-type="float">
            <text:p>652.37061833257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461" calcext:value-type="float">
            <text:p>67461</text:p>
          </table:table-cell>
          <table:table-cell office:value-type="float" office:value="12928316" calcext:value-type="float">
            <text:p>12928316</text:p>
          </table:table-cell>
          <table:table-cell office:value-type="float" office:value="0" calcext:value-type="float">
            <text:p>0</text:p>
          </table:table-cell>
          <table:table-cell office:value-type="float" office:value="693211280" calcext:value-type="float">
            <text:p>6932112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411624880" calcext:value-type="float">
            <text:p>411624880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17469040" calcext:value-type="float">
            <text:p>51746904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358332532" calcext:value-type="float">
            <text:p>35833253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2598652" calcext:value-type="float">
            <text:p>53259865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7266180" calcext:value-type="float">
            <text:p>53726618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092602048" calcext:value-type="float">
            <text:p>1092602048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8795625712" calcext:value-type="float">
            <text:p>879562571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185695952" calcext:value-type="float">
            <text:p>118569595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6.0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3265e6, out</text:p>
          </table:table-cell>
          <table:table-cell office:value-type="string" calcext:value-type="string">
            <text:p><text:s/>4.7085e6, dro</text:p>
          </table:table-cell>
          <table:table-cell office:value-type="string" calcext:value-type="string">
            <text:p>p 6.1806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88411960" calcext:value-type="float">
            <text:p>38841196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284344580642613" calcext:value-type="float">
            <text:p>0.284344580642613</text:p>
          </table:table-cell>
          <table:table-cell table:formula="of:=[.D162]/[.D158]" office:value-type="float" office:value="0.715655419357387" calcext:value-type="float">
            <text:p>0.7156554193573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637312600" calcext:value-type="float">
            <text:p>363731260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4835664898.79587" calcext:value-type="float">
            <text:p>4835664898.79587</text:p>
          </table:table-cell>
          <table:table-cell table:formula="of:=[.F162]+[.F167]+[.F168]+[.F169]+(([.F158]+[.F159])*[.K158])+[.F160]*0.75" office:value-type="float" office:value="21319756285.2041" calcext:value-type="float">
            <text:p>21319756285.204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3626" calcext:value-type="float">
            <text:p>633626</text:p>
          </table:table-cell>
          <table:table-cell office:value-type="float" office:value="54436735" calcext:value-type="float">
            <text:p>54436735</text:p>
          </table:table-cell>
          <table:table-cell office:value-type="float" office:value="0" calcext:value-type="float">
            <text:p>0</text:p>
          </table:table-cell>
          <table:table-cell office:value-type="float" office:value="7880847892" calcext:value-type="float">
            <text:p>7880847892</text:p>
          </table:table-cell>
          <table:table-cell office:value-type="float" office:value="85.91" calcext:value-type="float">
            <text:p>85.91</text:p>
          </table:table-cell>
          <table:table-cell table:number-columns-repeated="2"/>
          <table:table-cell table:formula="of:=[.J159]/[.D163]" office:value-type="float" office:value="353.414342556328" calcext:value-type="float">
            <text:p>353.414342556328</text:p>
          </table:table-cell>
          <table:table-cell table:formula="of:=[.K159]/[.D162]" office:value-type="float" office:value="619.086308912504" calcext:value-type="float">
            <text:p>619.0863089125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954" calcext:value-type="float">
            <text:p>32954</text:p>
          </table:table-cell>
          <table:table-cell office:value-type="float" office:value="6316574" calcext:value-type="float">
            <text:p>6316574</text:p>
          </table:table-cell>
          <table:table-cell office:value-type="float" office:value="0" calcext:value-type="float">
            <text:p>0</text:p>
          </table:table-cell>
          <table:table-cell office:value-type="float" office:value="241872748" calcext:value-type="float">
            <text:p>241872748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408602416" calcext:value-type="float">
            <text:p>4086024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8553700" calcext:value-type="float">
            <text:p>4685537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309854328" calcext:value-type="float">
            <text:p>3098543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75562212" calcext:value-type="float">
            <text:p>4755622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6789724" calcext:value-type="float">
            <text:p>46678972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05311080" calcext:value-type="float">
            <text:p>120531108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9628079424" calcext:value-type="float">
            <text:p>96280794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86095848" calcext:value-type="float">
            <text:p>128609584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4.8525e6, out</text:p>
          </table:table-cell>
          <table:table-cell office:value-type="string" calcext:value-type="string">
            <text:p><text:s/>4.8509e6, dro</text:p>
          </table:table-cell>
          <table:table-cell office:value-type="string" calcext:value-type="string">
            <text:p>p 1.6377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88380676" calcext:value-type="float">
            <text:p>388380676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251353261478851" calcext:value-type="float">
            <text:p>0.251353261478851</text:p>
          </table:table-cell>
          <table:table-cell table:formula="of:=[.D179]/[.D175]" office:value-type="float" office:value="0.748646738521149" calcext:value-type="float">
            <text:p>0.74864673852114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729910740" calcext:value-type="float">
            <text:p>3729910740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4374326191.13196" calcext:value-type="float">
            <text:p>4374326191.13196</text:p>
          </table:table-cell>
          <table:table-cell table:formula="of:=[.F179]+[.F184]+[.F185]+[.F186]+(([.F175]+[.F176])*[.K175])+[.F177]*0.75" office:value-type="float" office:value="11976053964.858" calcext:value-type="float">
            <text:p>11976053964.85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559257" calcext:value-type="float">
            <text:p>559257</text:p>
          </table:table-cell>
          <table:table-cell office:value-type="float" office:value="49495501" calcext:value-type="float">
            <text:p>49495501</text:p>
          </table:table-cell>
          <table:table-cell office:value-type="float" office:value="0" calcext:value-type="float">
            <text:p>0</text:p>
          </table:table-cell>
          <table:table-cell office:value-type="float" office:value="7034408896" calcext:value-type="float">
            <text:p>7034408896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formula="of:=[.J176]/[.D180]" office:value-type="float" office:value="351.728458148517" calcext:value-type="float">
            <text:p>351.728458148517</text:p>
          </table:table-cell>
          <table:table-cell table:formula="of:=[.K176]/[.D179]" office:value-type="float" office:value="323.308911549334" calcext:value-type="float">
            <text:p>323.30891154933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7" calcext:value-type="float">
            <text:p>87</text:p>
          </table:table-cell>
          <table:table-cell office:value-type="float" office:value="16704" calcext:value-type="float">
            <text:p>16704</text:p>
          </table:table-cell>
          <table:table-cell office:value-type="float" office:value="0" calcext:value-type="float">
            <text:p>0</text:p>
          </table:table-cell>
          <table:table-cell office:value-type="float" office:value="725688" calcext:value-type="float">
            <text:p>725688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462290319.99" calcext:value-type="float">
            <text:p>462290319.99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19601520" calcext:value-type="float">
            <text:p>41960152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288731584" calcext:value-type="float">
            <text:p>288731584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3908032" calcext:value-type="float">
            <text:p>43390803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8336852" calcext:value-type="float">
            <text:p>4383368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421953232" calcext:value-type="float">
            <text:p>1421953232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54148420" calcext:value-type="float">
            <text:p>354148420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378709884" calcext:value-type="float">
            <text:p>1378709884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14:24:03.313315501</dc:date>
    <meta:editing-duration>PT19M46S</meta:editing-duration>
    <meta:editing-cycles>1</meta:editing-cycles>
    <meta:document-statistic meta:table-count="1" meta:cell-count="1222" meta:object-count="0"/>
    <meta:generator>LibreOffice/5.3.6.1$Linux_X86_64 LibreOffice_project/30$Build-1</meta:generator>
  </office:meta>
</office:document-meta>
</file>